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BoldMT" svg:font-family="Arial-BoldMT"/>
    <style:font-face style:name="StarSymbol" svg:font-family="StarSymbol"/>
    <style:font-face style:name="Tahoma1" svg:font-family="Tahoma"/>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italic" fo:font-weight="normal" style:font-style-asian="italic" style:font-weight-asian="normal" style:font-style-complex="italic"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style:font-name="Courier New" fo:font-size="8pt" style:font-size-asian="8pt" style:font-size-complex="8pt"/>
    </style:style>
    <style:style style:name="P13" style:family="paragraph" style:parent-style-name="Text_20_body">
      <style:paragraph-properties fo:margin-left="0.4925in" fo:margin-right="0in" fo:text-indent="0in" style:auto-text-indent="false"/>
    </style:style>
    <style:style style:name="P14" style:family="paragraph" style:parent-style-name="Code">
      <style:text-properties fo:font-style="normal" style:font-style-asian="normal" style:font-style-complex="normal"/>
    </style:style>
    <style:style style:name="P15" style:family="paragraph" style:parent-style-name="Text_20_body" style:list-style-name="L1">
      <style:text-properties style:font-name="Courier New" fo:font-size="8pt" style:font-size-asian="8pt" style:font-size-complex="8pt"/>
    </style:style>
    <style:style style:name="P16" style:family="paragraph" style:parent-style-name="Text_20_body" style:list-style-name="L2"/>
    <style:style style:name="P17" style:family="paragraph" style:parent-style-name="Text_20_body">
      <style:text-properties fo:font-style="italic" style:font-style-asian="italic" style:font-style-complex="italic"/>
    </style:style>
    <style:style style:name="P18" style:family="paragraph" style:parent-style-name="Text_20_body" style:list-style-name="L1">
      <style:paragraph-properties fo:margin-top="0.0799in" fo:margin-bottom="0in"/>
      <style:text-properties style:font-name="Courier New" fo:font-size="8pt" style:font-size-asian="8pt" style:font-size-complex="8pt"/>
    </style:style>
    <style:style style:name="P19" style:family="paragraph" style:parent-style-name="Standard" style:list-style-name="">
      <style:paragraph-properties fo:text-align="start" style:justify-single-word="false" style:text-autospace="none"/>
      <style:text-properties fo:color="#000000" style:font-name="TimesNewRomanPSMT" fo:font-size="10.5pt" style:font-name-asian="TimesNewRomanPSMT" style:font-size-asian="10.5pt" style:font-name-complex="TimesNewRomanPSMT" style:font-size-complex="10.5pt"/>
    </style:style>
    <style:style style:name="P20" style:family="paragraph" style:parent-style-name="Heading_20_3">
      <style:text-properties fo:font-weight="bold" style:font-weight-asian="bold" style:font-weight-complex="bold"/>
    </style:style>
    <style:style style:name="P21" style:family="paragraph" style:parent-style-name="Heading_20_3">
      <style:text-properties fo:font-style="normal" style:font-style-asian="normal" style:font-style-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6" style:family="text">
      <style:text-properties style:font-name="Arial" fo:font-size="11pt" fo:font-weight="bold" style:font-size-asian="11pt" style:font-weight-asian="bold" style:font-size-complex="11pt" style:font-weight-complex="bold"/>
    </style:style>
    <style:style style:name="T7"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8" style:family="text">
      <style:text-properties style:font-name="Arial Black"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color="#000081" style:font-name="TimesNewRomanPSMT" fo:font-size="10.5pt" style:font-name-asian="TimesNewRomanPSMT" style:font-size-asian="10.5pt" style:font-name-complex="TimesNewRomanPSMT" style:font-size-complex="10.5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ua-PgSQL</text:h>
      <text:p text:style-name="P3"><text:span text:style-name="T2">A lightweight binding of the libpq client library for PostgreSQL</text:span> </text:p>
      <text:p text:style-name="P2"/>
      <text:p text:style-name="P7">2011.07.31</text:p>
      <text:h text:style-name="Heading_20_2" text:outline-level="2">License</text:h>
      <text:p text:style-name="Text_20_body">Lua-PgSQL is provided under the <text:span text:style-name="T3">simplified BSD license</text:span>:</text:p>
      <text:p text:style-name="P12">Copyright 2011 Stefan Peters, all rights reserved.</text:p>
      <text:p text:style-name="P12">Redistribution and use in source and binary forms, with or without modification, are permitted provided that the following conditions are met:</text:p>
      <text:list xml:id="list36450064" text:style-name="L1">
        <text:list-item>
          <text:p text:style-name="P18">Redistributions of source code must retain the above copyright notice, this list of conditions and the following disclaimer. </text:p>
        </text:list-item>
        <text:list-item>
          <text:p text:style-name="P15">Redistributions in binary form must reproduce the above copyright notice, this list of conditions and the following disclaimer in the documentation and/or other materials provided with the distribution. </text:p>
        </text:list-item>
      </text:list>
      <text:p text:style-name="P12">THIS SOFTWARE IS PROVIDED BY THE ORIGINAL AUTHOR ``AS IS'' AND ANY EXPRESS OR IMPLIED WARRANTIES, INCLUDING, BUT NOT LIMITED TO, THE IMPLIED WARRANTIES OF MERCHANTABILITY AND FITNESS FOR A PARTICULAR PURPOSE ARE DISCLAIMED. IN NO EVENT SHALL THE ORIGINAL AUTHO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Overview</text:h>
      <text:p text:style-name="Text_20_body"><text:span text:style-name="T3">Lua-PgSQL</text:span> is a purpose built Lua module designed for the fast and efficient manipulation of a <text:span text:style-name="T3">PostgreSQL</text:span> database using the official <text:span text:style-name="T3">libpq</text:span> client libraries. As this is a lightweight binding, some of this documentation is sourced directly from the PostgreSQL manual. The current version can be downloaded from here:</text:p>
      <text:p text:style-name="Text_20_body"><text:a xlink:type="simple" xlink:href="http://luaforge.net/projects/luapgsql/">http://luaforge.net/projects/luapgsql/</text:a></text:p>
      <text:p text:style-name="Text_20_body">The base functions only serve to configure the client libraries and provide a <text:span text:style-name="T3">connection object </text:span><text:span text:style-name="T4">that is used to prepare data and execute SQL commands. Once a command is executed, a </text:span><text:span text:style-name="T3">result object</text:span><text:span text:style-name="T4"> is created. This object is used to perform all of the data retrieval operations.</text:span></text:p>
      <text:p text:style-name="Text_20_body">The object methods are arranged where more functionality is provided the further up the hierarchy you go. This allows for identical libraries to be made for almost any database. One could imagine a Lua-MySQL binding built from these sources with relatively minor modifications...</text:p>
      <text:h text:style-name="Heading_20_3" text:outline-level="3">Requirements:</text:h>
      <text:list xml:id="list36465214" text:style-name="L2">
        <text:list-item>
          <text:p text:style-name="P16">Lua 5.1+</text:p>
        </text:list-item>
        <text:list-item>
          <text:p text:style-name="P16">PostgreSQL 8.2+ Client</text:p>
        </text:list-item>
      </text:list>
      <text:h text:style-name="Heading_20_2" text:outline-level="2" text:is-list-header="true"><text:soft-page-break/><text:span text:style-name="Source_20_Text"><text:span text:style-name="T8">Base functions</text:span></text:span></text:h>
      <text:h text:style-name="Heading_20_3" text:outline-level="3"><text:span text:style-name="Source_20_Text"><text:span text:style-name="T6">pg.connect(</text:span></text:span><text:span text:style-name="Source_20_Text"><text:span text:style-name="T7">connection </text:span></text:span><text:span text:style-name="Source_20_Text"><text:span text:style-name="T5">string</text:span></text:span><text:span text:style-name="Source_20_Text"><text:span text:style-name="T6">)</text:span></text:span></text:h>
      <text:p text:style-name="P8">Makes a new connection to the database server. </text:p>
      <text:p text:style-name="Text_20_body"><text:span text:style-name="T9">Returns a connection object and a error message. If there is an error the connection object will be </text:span><text:span text:style-name="T11">nil</text:span><text:span text:style-name="T10"> and the error message will be in plain text.</text:span></text:p>
      <text:p text:style-name="Text_20_body">This function opens a new database connection using the parameters taken from the connection string. <text:s/>The passed string can be empty to use all default parameters, or it can contain one or more parameter settings separated by whitespace. Each parameter setting is in the form <text:span text:style-name="Teletype">keyword = value</text:span>. (To write an empty value or a value containing spaces, surround it with single quotes, e.g., <text:span text:style-name="Teletype">keyword = 'a value'</text:span>. Single quotes and backslashes within the value must be escaped with a backslash, i.e., <text:span text:style-name="Teletype">\'</text:span> and <text:span text:style-name="Teletype">\\</text:span>.) Spaces around the equal sign are optional. </text:p>
      <text:p text:style-name="Standard"/>
      <text:p text:style-name="Code">con, errmsg = pg.connect(“host=localhost dbname=foobar user=foo password=bar”)</text:p>
      <text:p text:style-name="P14">if not con then</text:p>
      <text:p text:style-name="P14"><text:tab/>print(string.format(“Connection Error: %s”, errmsg))</text:p>
      <text:p text:style-name="P14">end</text:p>
      <text:p text:style-name="Standard"/>
      <text:p text:style-name="Text_20_body">The currently recognized parameter key words are: </text:p>
      <text:p text:style-name="Text_20_body"><text:span text:style-name="Teletype">host</text:span></text:p>
      <text:p text:style-name="P13">Name of host to connect to.<text:bookmark text:name="AEN19942"/> If this begins with a slash, it specifies Unix-domain communication rather than TCP/IP communication; the value is the name of the directory in which the socket file is stored. The default is to connect to a Unix-domain socket in <text:span text:style-name="Teletype">/tmp</text:span>.<text:bookmark text:name="AEN19945"/> </text:p>
      <text:p text:style-name="Text_20_body"><text:span text:style-name="Teletype">hostaddr</text:span></text:p>
      <text:p text:style-name="P13">Numeric IP address of host to connect to. This should be in the standard IPv4 address format, e.g., <text:span text:style-name="Teletype">172.28.40.9</text:span>. If your machine supports IPv6, you can also use those addresses. TCP/IP communication is always used when a nonempty string is specified for this parameter. </text:p>
      <text:p text:style-name="P13">Using <text:span text:style-name="Teletype">hostaddr</text:span> instead of <text:span text:style-name="Teletype">host</text:span> allows the application to avoid a host name look-up, which may be important in applications with time constraints. However, Kerberos authentication requires the host name. The following therefore applies: If <text:span text:style-name="Teletype">host</text:span> is specified without <text:span text:style-name="Teletype">hostaddr</text:span>, a host name lookup occurs. If <text:span text:style-name="Teletype">hostaddr</text:span> is specified without <text:span text:style-name="Teletype">host</text:span>, the value for <text:span text:style-name="Teletype">hostaddr</text:span> gives the remote address. When Kerberos is used, a reverse name query occurs to obtain the host name for Kerberos. If both <text:span text:style-name="Teletype">host</text:span> and <text:span text:style-name="Teletype">hostaddr</text:span> are specified, the value for <text:span text:style-name="Teletype">hostaddr</text:span> gives the remote address; the value for <text:span text:style-name="Teletype">host</text:span> is ignored, unless Kerberos is used, in which case that value is used for Kerberos authentication. (Note that authentication is likely to fail if libpq is passed a host name that is not the name of the machine at <text:span text:style-name="Teletype">hostaddr</text:span>.) Also, <text:span text:style-name="Teletype">host</text:span> rather than <text:span text:style-name="Teletype">hostaddr</text:span> is used to identify the connection in <text:span text:style-name="Teletype">$HOME/.pgpass</text:span>. </text:p>
      <text:p text:style-name="P13">Without either a host name or host address, libpq will connect using a local Unix domain socket. </text:p>
      <text:p text:style-name="Text_20_body"><text:span text:style-name="Teletype">port</text:span></text:p>
      <text:p text:style-name="P13">Port number to connect to at the server host, or socket file name extension for Unix-domain connections.<text:bookmark text:name="AEN19977"/> </text:p>
      <text:p text:style-name="Text_20_body"><text:span text:style-name="Teletype">dbname</text:span></text:p>
      <text:p text:style-name="P13">The database name. Defaults to be the same as the user name. </text:p>
      <text:p text:style-name="Text_20_body"><text:soft-page-break/><text:span text:style-name="Teletype">user</text:span></text:p>
      <text:p text:style-name="P13">PostgreSQL user name to connect as. </text:p>
      <text:p text:style-name="Text_20_body"><text:span text:style-name="Teletype">password</text:span></text:p>
      <text:p text:style-name="P13">Password to be used if the server demands password authentication. </text:p>
      <text:p text:style-name="Text_20_body"><text:span text:style-name="Teletype">connect_timeout</text:span></text:p>
      <text:p text:style-name="P13">Maximum wait for connection, in seconds (write as a decimal integer string). Zero or not specified means wait indefinitely. It is not recommended to use a timeout of less than 2 seconds. </text:p>
      <text:p text:style-name="Text_20_body"><text:span text:style-name="Teletype">options</text:span></text:p>
      <text:p text:style-name="P13">Command-line options to be sent to the server. </text:p>
      <text:p text:style-name="Text_20_body"><text:span text:style-name="Teletype">sslmode</text:span></text:p>
      <text:p text:style-name="P13">This option determines whether or with what priority an <text:span text:style-name="ACRONYM">SSL</text:span> connection will be negotiated with the server. There are four modes: <text:span text:style-name="Teletype">disable</text:span> will attempt only an unencrypted <text:span text:style-name="ACRONYM">SSL</text:span> connection; <text:span text:style-name="Teletype">allow</text:span> will negotiate, trying first a non-<text:span text:style-name="ACRONYM">SSL</text:span> connection, then if that fails, trying an <text:span text:style-name="ACRONYM">SSL</text:span> connection; <text:span text:style-name="Teletype">prefer</text:span> (the default) will negotiate, trying first an <text:span text:style-name="ACRONYM">SSL</text:span> connection, then if that fails, trying a regular non-<text:span text:style-name="ACRONYM">SSL</text:span> connection; <text:span text:style-name="Teletype">require</text:span> will try only an <text:span text:style-name="ACRONYM">SSL</text:span> connection. </text:p>
      <text:p text:style-name="P13">If PostgreSQL is compiled without SSL support, using option <text:span text:style-name="Teletype">require</text:span> will cause an error, and options <text:span text:style-name="Teletype">allow</text:span> and <text:span text:style-name="Teletype">prefer</text:span> will be tolerated but libpq will be unable to negotiate an <text:span text:style-name="ACRONYM">SSL</text:span> connection.<text:bookmark text:name="AEN20033"/> </text:p>
      <text:p text:style-name="Text_20_body"><text:span text:style-name="Teletype">service</text:span></text:p>
      <text:p text:style-name="P13">Service name to use for additional parameters. It specifies a service name in <text:span text:style-name="Teletype">pg_service.conf</text:span> that holds additional connection parameters. This allows applications to specify only a service name so connection parameters can be centrally maintained. See <text:span text:style-name="Teletype"><text:span text:style-name="T1">PREFIX</text:span></text:span><text:span text:style-name="Teletype">/share/pg_service.conf.sample</text:span> for information on how to set up the file. </text:p>
      <text:p text:style-name="P13">If any parameter is unspecified, then the corresponding environment variable is checked. If the environment variable is not set either, then built-in defaults are used. </text:p>
      <text:h text:style-name="Heading_20_2" text:outline-level="2">Connection Object</text:h>
      <text:h text:style-name="Heading_20_3" text:outline-level="3">con:<text:span text:style-name="T2">escape(string)</text:span></text:h>
      <text:p text:style-name="Text_20_body"><text:span text:style-name="T2">Escapes a string for safe use in SQL queries.</text:span> </text:p>
      <text:p text:style-name="P11">Returns a properly escaped string.</text:p>
      <text:p text:style-name="Text_20_body">Use this method to escape a string that you will be using in a SQL query without parameters. Note that using parameters in your queries is <text:span text:style-name="T3">highly </text:span><text:span text:style-name="T4">recommended as it is more efficient and secure. </text:span><text:span text:style-name="T3">Do not</text:span><text:span text:style-name="T4"> use this method when executing a SQL command with parameters. </text:span></text:p>
      <text:h text:style-name="P20" text:outline-level="3"><text:span text:style-name="T9">con:exec</text:span>(<text:span text:style-name="T2">command, {parameters}, {param count}</text:span>)</text:h>
      <text:p text:style-name="P9">Submits a command to the server and waits for the result, with the optional ability to pass parameters separately from the SQL command text. </text:p>
      <text:p text:style-name="P11"><text:soft-page-break/>Returns a result object and a error message. If there is an error the connection object will be <text:span text:style-name="T3">nil</text:span> and the error message will be in plain text.</text:p>
      <text:p text:style-name="P9"><text:span text:style-name="T9">When not using parameters, it is allowed to include multiple SQL commands (separated by semicolons) in the command string. Multiple queries sent in a single call are processed in a single transaction, unless there are explicit </text:span><text:span text:style-name="Teletype"><text:span text:style-name="T9">BEGIN</text:span></text:span><text:span text:style-name="T9">/</text:span><text:span text:style-name="Teletype"><text:span text:style-name="T9">COMMIT</text:span></text:span><text:span text:style-name="T9"> commands included in the query string to divide it into multiple transactions. Note however that the returned result object includes only the result of the last command executed from the string. Should one of the commands fail, processing of the string stops with it and the returned error message describes the error condition.</text:span></text:p>
      <text:p text:style-name="Text_20_body"><text:span text:style-name="T10">When using parameters, PostgreSQL allows at most one SQL command in the given string. (There can be semicolons in it, but not more than one nonempty command.) This is a limitation of the underlying protocol, but has some usefulness as an extra defense against SQL-injection attacks. Parameters are referred to in the command string as </text:span><text:span text:style-name="Teletype"><text:span text:style-name="T10">$1</text:span></text:span><text:span text:style-name="T10">, </text:span><text:span text:style-name="Teletype"><text:span text:style-name="T10">$2</text:span></text:span><text:span text:style-name="T10">, etc. If you specify the parameter count, then SQL NULLS will be used when Lua </text:span><text:span text:style-name="T11">nils</text:span><text:span text:style-name="T10"> are passed as parameter values.</text:span></text:p>
      <text:p text:style-name="P5"/>
      <text:p text:style-name="P14">-- simple query with no parameters</text:p>
      <text:p text:style-name="P14">rs, errmsg = con:exec(“select * from foobar”)</text:p>
      <text:p text:style-name="P14">if not rs then</text:p>
      <text:p text:style-name="P14"><text:tab/>print(string.format(“SQL Error: %s”, errmsg))</text:p>
      <text:p text:style-name="P14">end</text:p>
      <text:p text:style-name="P4"/>
      <text:p text:style-name="P14">-- query with parameters</text:p>
      <text:p text:style-name="P14">rs, errmsg = con:exec(“select * from foobar where foo = $1 and bar = $2”, {3, “B”})</text:p>
      <text:p text:style-name="P14">if not rs then</text:p>
      <text:p text:style-name="P14"><text:tab/>print(string.format(“SQL Error: %s”, errmsg))</text:p>
      <text:p text:style-name="P14">end</text:p>
      <text:p text:style-name="Standard"/>
      <text:h text:style-name="Heading_20_3" text:outline-level="3">con:notifywait({timeout})</text:h>
      <text:p text:style-name="P8">Wait for any NOTIFY message from server. Timeout (in seconds) can be specified.</text:p>
      <text:p text:style-name="Text_20_body">Returns count of received notifications from server.</text:p>
      <text:p text:style-name="Text_20_body">Example, listener process:</text:p>
      <text:p text:style-name="P19"/>
      <text:p text:style-name="Code">con:exec(“LISTEN somenotify”)</text:p>
      <text:p text:style-name="Code">-- wait indefinitely</text:p>
      <text:p text:style-name="Code">con:notifywait()</text:p>
      <text:p text:style-name="Text_20_body"><text:line-break/>Example, notifier process:</text:p>
      <text:p text:style-name="Standard"/>
      <text:p text:style-name="Code">con:exec("NOTIFY somenotify")</text:p>
      <text:p text:style-name="P19"/>
      <text:p text:style-name="Text_20_body">More information about NOTIFY:</text:p>
      <text:p text:style-name="Text_20_body"><text:a xlink:type="simple" xlink:href="http://www.postgresql.org/docs/current/interactive/sql-notify.html"><text:span text:style-name="T12">http://www.postgresql.org/docs/current/interactive/sql-notify.html</text:span></text:a></text:p>
      <text:h text:style-name="Heading_20_3" text:outline-level="3">con:close()</text:h>
      <text:p text:style-name="P8">Closes the connection to the server. Also frees memory used by the libpq library.</text:p>
      <text:p text:style-name="Text_20_body"><text:soft-page-break/>This method is optional and the use of it is <text:span text:style-name="T3">discouraged</text:span>, as a semaphore-based invocation of this is performed within Lua's standard garbage collection. This function will be automatically called when the connection object goes out of scope or is set to <text:span text:style-name="T3">nil</text:span><text:span text:style-name="T4">.</text:span></text:p>
      <text:h text:style-name="Heading_20_2" text:outline-level="2">Result Object</text:h>
      <text:h text:style-name="Heading_20_3" text:outline-level="3">rs:count()</text:h>
      <text:p text:style-name="P8">Returns the rows found/affected by the SQL command.</text:p>
      <text:p text:style-name="P8"><text:span text:style-name="T9">If the </text:span><text:span text:style-name="ACRONYM"><text:span text:style-name="T9">SQL</text:span></text:span><text:span text:style-name="T9"> command that generated the result was a </text:span><text:span text:style-name="Teletype"><text:span text:style-name="T9">SELECT</text:span></text:span><text:span text:style-name="T9">, this will return the number of rows in the query result. If the </text:span><text:span text:style-name="ACRONYM"><text:span text:style-name="T9">SQL</text:span></text:span><text:span text:style-name="T9"> command was </text:span><text:span text:style-name="Teletype"><text:span text:style-name="T9">INSERT</text:span></text:span><text:span text:style-name="T9">, </text:span><text:span text:style-name="Teletype"><text:span text:style-name="T9">UPDATE</text:span></text:span><text:span text:style-name="T9">, </text:span><text:span text:style-name="Teletype"><text:span text:style-name="T9">DELETE</text:span></text:span><text:span text:style-name="T9">, </text:span><text:span text:style-name="Teletype"><text:span text:style-name="T9">MOVE</text:span></text:span><text:span text:style-name="T9">, or </text:span><text:span text:style-name="Teletype"><text:span text:style-name="T9">FETCH</text:span></text:span><text:span text:style-name="T9">, this returns the number of rows affected. If the command was anything else, it returns 0. </text:span></text:p>
      <text:h text:style-name="P21" text:outline-level="3">rs:fetch()</text:h>
      <text:p text:style-name="P8">Retrieves the current row from the result set. </text:p>
      <text:p text:style-name="P10">A table with the data for the current row indexed by both column number and column name is returned. Result data is returned in native Lua types as follows: null = nil, bool = boolean, int2/int4/int8/float4/float8/numeric = number, all else = string using the current database and connection default formatting. If there are no more rows available, <text:span text:style-name="T3">nil</text:span><text:span text:style-name="T4"> is returned.</text:span></text:p>
      <text:p text:style-name="P1"/>
      <text:p text:style-name="Code">d = rs:fetch()</text:p>
      <text:p text:style-name="Code">while d then</text:p>
      <text:p text:style-name="Code"><text:tab/>print(string.format(“foo = %s, bar = %s”, d[2], d[2]))</text:p>
      <text:p text:style-name="Code"><text:tab/>print(string.format(“foo = %s, bar = %s”, d.foo, d.bar))</text:p>
      <text:p text:style-name="Code"><text:tab/>d = rs:fetch()</text:p>
      <text:p text:style-name="Code">end</text:p>
      <text:p text:style-name="Standard"/>
      <text:h text:style-name="Heading_20_3" text:outline-level="3">rs:cols()</text:h>
      <text:p text:style-name="P8">Result object column iterator for use in generic “for” loops.</text:p>
      <text:p text:style-name="P10">This is an iterator that is used to retrieve the column schema for a result set. A numeric column index (starting with 1) and column name is returned. Column names are returned as Lua strings, using the current database and connection default formatting.</text:p>
      <text:p text:style-name="Standard"/>
      <text:p text:style-name="Code">for i, n in rs:cols() do</text:p>
      <text:p text:style-name="Code"><text:tab/>print(string.format(“column number = %d, column name = %d”, i, n))</text:p>
      <text:p text:style-name="Code">end</text:p>
      <text:p text:style-name="Standard"/>
      <text:h text:style-name="Heading_20_3" text:outline-level="3">rs:rows()</text:h>
      <text:p text:style-name="Description">Result object row iterator for use in generic “for” loops.</text:p>
      <text:p text:style-name="P10">This is an iterator that is used to retrieve the rows for a result set. A table with the data for the current row indexed by both column number and column name is returned. Result data is returned in native Lua types as follows: null = nil, bool = boolean, int2/int4/int8/float4/float8/numeric = number, all else = string using the current database and connection default formatting.</text:p>
      <text:p text:style-name="P6"><text:soft-page-break/></text:p>
      <text:p text:style-name="Code">-- access by column number</text:p>
      <text:p text:style-name="Code">for d in rs:rows() do</text:p>
      <text:p text:style-name="Code"><text:tab/>for i, v in ipairs(d) do</text:p>
      <text:p text:style-name="Code"><text:tab/><text:tab/>print(string.format(“column number = %d, value = %d”, i, v))</text:p>
      <text:p text:style-name="Code"><text:tab/>end</text:p>
      <text:p text:style-name="Code">end</text:p>
      <text:p text:style-name="Standard"/>
      <text:p text:style-name="Code">-- access by column name</text:p>
      <text:p text:style-name="Code">for d in rs:rows() do</text:p>
      <text:p text:style-name="Code"><text:tab/>print(string.format(“foo = %s, bar = %s”, d.foo, d.bar))</text:p>
      <text:p text:style-name="Code">end</text:p>
      <text:p text:style-name="Standard"/>
      <text:h text:style-name="Heading_20_3" text:outline-level="3">rs:clear()</text:h>
      <text:p text:style-name="P8">Frees the storage associated with a result set. </text:p>
      <text:p text:style-name="P10">This method is optional and the of it use is <text:span text:style-name="T3">discouraged</text:span>, as a semaphore-based invocation of this is performed within Lua's standard garbage collection. This function will be automatically called when the result object goes out of scope or is set to <text:span text:style-name="T3">nil</text:spa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StarSymbol" svg:font-family="StarSymbol"/>
    <style:font-face style:name="Tahoma1" svg:font-family="Tahoma"/>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0799in" fo:margin-bottom="0.0799in" fo:keep-together="always" style:page-number="auto" fo:background-color="transparent" fo:keep-with-next="auto">
        <style:background-image/>
      </style:paragraph-properties>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Arial Black" fo:font-size="24pt" fo:font-weight="bold"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Arial Black" fo:font-size="14pt" fo:font-style="normal" fo:font-weight="normal" style:font-size-asian="14pt" style:font-style-asian="normal" style:font-weight-asian="normal" style:font-size-complex="14pt" style:font-style-complex="normal" style:font-weight-complex="normal"/>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Arial1" fo:font-size="12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Text_20_body" style:class="text" style:master-page-name="">
      <style:paragraph-properties fo:margin-left="0.25in" fo:margin-right="0.25in" fo:margin-top="0in" fo:margin-bottom="0in" fo:keep-together="always" fo:text-indent="0in" style:auto-text-indent="false" style:page-number="auto" fo:background-color="#ffffcc" fo:padding="0in" fo:border="none" style:shadow="none">
        <style:tab-stops/>
        <style:background-image/>
      </style:paragraph-properties>
      <style:text-properties style:font-name="Courier New" fo:font-size="9pt" fo:font-style="normal" style:font-style-asian="normal" style:font-style-complex="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Description" style:family="paragraph" style:parent-style-name="Text_20_body" style:class="text" style:master-page-name="">
      <style:paragraph-properties style:page-number="auto" fo:keep-with-next="always"/>
      <style:text-properties fo:font-size="10.5pt"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ACRONYM"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Stefan Peters</meta:initial-creator>
    <meta:creation-date>2008-03-22T10:36:21</meta:creation-date>
    <dc:creator>Stefan Peters</dc:creator>
    <dc:date>2011-07-31T16:36:53.71</dc:date>
    <meta:editing-cycles>21</meta:editing-cycles>
    <meta:editing-duration>PT2H19M25S</meta:editing-duration>
    <meta:document-statistic meta:table-count="0" meta:image-count="0" meta:object-count="0" meta:page-count="6" meta:paragraph-count="121" meta:word-count="1879" meta:character-count="11745"/>
    <meta:user-defined meta:name="Info 1"/>
    <meta:user-defined meta:name="Info 2"/>
    <meta:user-defined meta:name="Info 3"/>
    <meta:user-defined meta:name="Info 4"/>
  </office:meta>
</office:document-meta>
</file>